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draw:marker-start-width="0.252cm" draw:marker-end-width="0.252cm" draw:fill="none" draw:fill-color="#000000" draw:textarea-horizontal-align="justify" draw:textarea-vertical-align="middle" draw:auto-grow-height="false" fo:min-height="1.24cm" fo:min-width="2.006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draw:marker-start-width="0.252cm" draw:marker-end-width="0.252cm" draw:fill="none" draw:fill-color="#000000" draw:textarea-horizontal-align="justify" draw:textarea-vertical-align="middle" draw:auto-grow-height="false" fo:min-height="0.478cm" fo:min-width="0.736cm" fo:padding-top="0.142cm" fo:padding-bottom="0.142cm" fo:padding-left="0.267cm" fo:padding-right="0.267cm"/>
      <style:paragraph-properties style:writing-mode="lr-tb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objectwithoutfill">
      <style:graphic-properties draw:marker-end="Symmetric_20_Arrow" draw:marker-end-width="0.3cm" draw:fill="solid" draw:textarea-vertical-align="middle"/>
    </style:style>
    <style:style style:name="gr5" style:family="graphic" style:parent-style-name="standard">
      <style:graphic-properties draw:marker-start="Symmetric_20_Arrow" draw:marker-end="" draw:textarea-vertical-align="middle"/>
    </style:style>
    <style:style style:name="gr6" style:family="graphic" style:parent-style-name="standard">
      <style:graphic-properties draw:marker-start="Symmetric_20_Arrow" draw:marker-end="Symmetric_20_Arrow" draw:textarea-vertical-align="middle"/>
    </style:style>
    <style:style style:name="gr7" style:family="graphic" style:parent-style-name="standard">
      <style:graphic-properties draw:fill-color="#383d3c" draw:textarea-horizontal-align="justify" draw:textarea-vertical-align="middle" draw:auto-grow-height="false" fo:min-height="1.021cm" fo:min-width="3.057cm" fo:wrap-option="no-wrap"/>
      <style:paragraph-properties style:writing-mode="lr-tb"/>
    </style:style>
    <style:style style:name="gr8" style:family="graphic" style:parent-style-name="standard">
      <style:graphic-properties draw:fill-color="#383d3c" draw:textarea-horizontal-align="justify" draw:textarea-vertical-align="middle" draw:auto-grow-height="false" fo:min-height="1.021cm" fo:min-width="3.565cm" fo:wrap-option="no-wrap"/>
      <style:paragraph-properties style:writing-mode="lr-tb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000000"/>
      <style:paragraph-properties fo:text-align="center"/>
      <style:text-properties fo:color="#729fcf" fo:font-size="10pt" style:font-size-asian="10pt" style:font-size-complex="10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  <style:text-properties fo:color="#5983b0"/>
    </style:style>
    <style:style style:name="P5" style:family="paragraph">
      <loext:graphic-properties draw:fill-color="#383d3c"/>
      <style:paragraph-properties fo:text-align="center"/>
      <style:text-properties fo:color="#5983b0" style:font-name="Arial" fo:font-size="10pt" style:font-size-asian="10pt" style:font-size-complex="10pt"/>
    </style:style>
    <style:style style:name="P6" style:family="paragraph">
      <loext:graphic-properties draw:fill-color="#ffffff"/>
    </style:style>
    <style:style style:name="T1" style:family="text">
      <style:text-properties fo:color="#729fcf" fo:font-size="10pt" style:font-size-asian="10pt" style:font-size-complex="10pt"/>
    </style:style>
    <style:style style:name="T2" style:family="text">
      <style:text-properties fo:color="#5983b0" style:font-name="Arial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.54cm" svg:height="1.524cm" svg:x="2.286cm" svg:y="8.382cm">
          <text:p text:style-name="P1"><text:span text:style-name="T1">evaluation</text:span></text:p>
          <text:p text:style-name="P1"><text:span text:style-name="T1">servic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2.54cm" svg:height="1.524cm" svg:x="6.096cm" svg:y="8.382cm">
          <text:p text:style-name="P1"><text:span text:style-name="T1">parameter</text:span></text:p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2.54cm" svg:height="1.524cm" svg:x="10.668cm" svg:y="11.684cm">
          <text:p text:style-name="P1"><text:span text:style-name="T1">gradient</text:span></text:p>
          <text:p text:style-name="P1"><text:span text:style-name="T1">gener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1.524cm" svg:x="17.272cm" svg:y="8.382cm">
          <text:p text:style-name="P1"><text:span text:style-name="T1">experience</text:span></text:p>
          <text:p text:style-name="P1"><text:span text:style-name="T1">replay</text:span></text:p>
          <text:p text:style-name="P1"><text:span text:style-name="T1">(Cassandra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2.54cm" svg:height="1.524cm" svg:x="10.668cm" svg:y="5.08cm">
          <text:p text:style-name="P1"><text:span text:style-name="T1">simulation</text:span></text:p>
          <text:p text:style-name="P1"><text:span text:style-name="T1">servic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1.524cm" svg:x="23.114cm" svg:y="3.302cm">
          <text:p text:style-name="P1"><text:span text:style-name="T1">ops</text:span></text:p>
          <text:p text:style-name="P1"><text:span text:style-name="T1">servic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0.762cm" svg:x="14.986cm" svg:y="7.6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1.27cm" svg:height="0.762cm" svg:x="18.034cm" svg:y="6.604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8.034cm" svg:y1="6.858cm" svg:x2="16.256cm" svg:y2="7.874cm">
          <text:p/>
        </draw:line>
        <draw:custom-shape draw:style-name="gr2" draw:text-style-name="P2" draw:layer="layout" svg:width="1.27cm" svg:height="0.762cm" svg:x="20.828cm" svg:y="7.62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0.828cm" svg:y1="7.874cm" svg:x2="19.304cm" svg:y2="6.858cm">
          <text:p/>
        </draw:line>
        <draw:custom-shape draw:style-name="gr2" draw:text-style-name="P2" draw:layer="layout" svg:width="1.27cm" svg:height="0.762cm" svg:x="14.986cm" svg:y="9.9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1.27cm" svg:height="0.762cm" svg:x="18.034cm" svg:y="10.922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8.034cm" svg:y1="11.176cm" svg:x2="16.256cm" svg:y2="10.16cm">
          <text:p/>
        </draw:line>
        <draw:custom-shape draw:style-name="gr2" draw:text-style-name="P2" draw:layer="layout" svg:width="1.27cm" svg:height="0.762cm" svg:x="20.828cm" svg:y="9.906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0.828cm" svg:y1="10.16cm" svg:x2="19.304cm" svg:y2="11.176cm">
          <text:p/>
        </draw:line>
        <draw:line draw:style-name="gr3" draw:text-style-name="P3" draw:layer="layout" svg:x1="15.748cm" svg:y1="8.382cm" svg:x2="15.748cm" svg:y2="9.906cm">
          <text:p/>
        </draw:line>
        <draw:line draw:style-name="gr3" draw:text-style-name="P3" draw:layer="layout" svg:x1="21.336cm" svg:y1="8.382cm" svg:x2="21.336cm" svg:y2="9.906cm">
          <text:p/>
        </draw:line>
        <draw:line draw:style-name="gr4" draw:text-style-name="P3" draw:layer="layout" svg:x1="6.096cm" svg:y1="9.144cm" svg:x2="4.826cm" svg:y2="9.144cm">
          <text:p/>
        </draw:line>
        <draw:connector draw:style-name="gr5" draw:text-style-name="P1" draw:layer="layout" svg:x1="10.668cm" svg:y1="5.842cm" svg:x2="7.366cm" svg:y2="8.382cm" draw:start-shape="id1" draw:start-glue-point="3" draw:end-shape="id2" draw:end-glue-point="0" svg:d="M10668 5842h-3302v2540" svg:viewBox="0 0 3303 2541">
          <text:p/>
        </draw:connector>
        <draw:connector draw:style-name="gr5" draw:text-style-name="P1" draw:layer="layout" svg:x1="18.669cm" svg:y1="6.604cm" svg:x2="13.208cm" svg:y2="5.842cm" draw:start-shape="id3" draw:start-glue-point="0" draw:end-shape="id1" draw:end-glue-point="1" svg:d="M18669 6604v-762h-5461" svg:viewBox="0 0 5462 763">
          <text:p/>
        </draw:connector>
        <draw:connector draw:style-name="gr5" draw:text-style-name="P1" draw:layer="layout" svg:x1="13.208cm" svg:y1="12.446cm" svg:x2="18.669cm" svg:y2="11.684cm" draw:start-shape="id4" draw:start-glue-point="1" draw:end-shape="id5" draw:end-glue-point="2" svg:d="M13208 12446h5461v-762" svg:viewBox="0 0 5462 763">
          <text:p/>
        </draw:connector>
        <draw:connector draw:style-name="gr6" draw:text-style-name="P1" draw:layer="layout" svg:x1="7.366cm" svg:y1="9.906cm" svg:x2="10.668cm" svg:y2="12.446cm" draw:start-shape="id2" draw:start-glue-point="2" draw:end-shape="id4" draw:end-glue-point="3" svg:d="M7366 9906v2540h3302" svg:viewBox="0 0 3303 2541">
          <text:p/>
        </draw:connector>
        <draw:custom-shape draw:style-name="gr7" draw:text-style-name="P5" draw:layer="layout" svg:width="3.556cm" svg:height="1.27cm" svg:x="19.812cm" svg:y="1.27cm">
          <text:p text:style-name="P4"><text:span text:style-name="T2">builds images and</text:span></text:p>
          <text:p text:style-name="P4"><text:span text:style-name="T2">scales node pools</text:span></text:p>
          <draw:enhanced-geometry svg:viewBox="0 0 21600 21600" draw:glue-points="10800 0 0 10800 10800 21600 21600 10800 ?f40 ?f41" draw:text-areas="0 0 21600 21600" draw:type="rectangular-callout" draw:modifiers="25887.2083216193 33343.19433516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5" draw:layer="layout" svg:width="3.556cm" svg:height="1.27cm" svg:x="21.59cm" svg:y="12.192cm">
          <text:p text:style-name="P4"><text:span text:style-name="T2">stores video data</text:span></text:p>
          <draw:enhanced-geometry svg:viewBox="0 0 21600 21600" draw:glue-points="10800 0 0 10800 10800 21600 21600 10800 ?f40 ?f41" draw:text-areas="0 0 21600 21600" draw:type="rectangular-callout" draw:modifiers="-1165.92634242339 -24845.9480723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5" draw:layer="layout" svg:width="4.064cm" svg:height="1.27cm" svg:x="13.97cm" svg:y="13.462cm">
          <text:p text:style-name="P4"><text:span text:style-name="T2">Read random</text:span></text:p>
          <text:p text:style-name="P4"><text:span text:style-name="T2">experience sequences</text:span></text:p>
          <draw:enhanced-geometry svg:viewBox="0 0 21600 21600" draw:glue-points="10800 0 0 10800 10800 21600 21600 10800 ?f40 ?f41" draw:text-areas="0 0 21600 21600" draw:type="rectangular-callout" draw:modifiers="8783.46863468635 -13238.70967741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5" draw:layer="layout" svg:width="4.064cm" svg:height="1.27cm" svg:x="5.334cm" svg:y="13.462cm">
          <text:p text:style-name="P4"><text:span text:style-name="T2">generate gradients</text:span></text:p>
          <text:p text:style-name="P4"><text:span text:style-name="T2">with latest model</text:span></text:p>
          <draw:enhanced-geometry svg:viewBox="0 0 21600 21600" draw:glue-points="10800 0 0 10800 10800 21600 21600 10800 ?f40 ?f41" draw:text-areas="0 0 21600 21600" draw:type="rectangular-callout" draw:modifiers="21530.9225092251 -13952.47836349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5" draw:layer="layout" svg:width="4.064cm" svg:height="1.27cm" svg:x="2.032cm" svg:y="11.176cm">
          <text:p text:style-name="P4"><text:span text:style-name="T2">parameter server</text:span></text:p>
          <text:p text:style-name="P4"><text:span text:style-name="T2">applies gradients</text:span></text:p>
          <draw:enhanced-geometry svg:viewBox="0 0 21600 21600" draw:glue-points="10800 0 0 10800 10800 21600 21600 10800 ?f40 ?f41" draw:text-areas="0 0 21600 21600" draw:type="rectangular-callout" draw:modifiers="26472.6199261993 -12575.92446892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5" draw:layer="layout" svg:width="4.064cm" svg:height="1.27cm" svg:x="1.524cm" svg:y="5.334cm">
          <text:p text:style-name="P4"><text:span text:style-name="T2">produce metrics as</text:span></text:p>
          <text:p text:style-name="P4"><text:span text:style-name="T2">time series</text:span></text:p>
          <draw:enhanced-geometry svg:viewBox="0 0 21600 21600" draw:glue-points="10800 0 0 10800 10800 21600 21600 10800 ?f40 ?f41" draw:text-areas="0 0 21600 21600" draw:type="rectangular-callout" draw:modifiers="21137.7121771218 48876.16050354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5" draw:layer="layout" svg:width="4.064cm" svg:height="1.27cm" svg:x="8.382cm" svg:y="3.302cm">
          <text:p text:style-name="P4"><text:span text:style-name="T2">simulate with latest</text:span></text:p>
          <text:p text:style-name="P4"><text:span text:style-name="T2">model</text:span></text:p>
          <draw:enhanced-geometry svg:viewBox="0 0 21600 21600" draw:glue-points="10800 0 0 10800 10800 21600 21600 10800 ?f40 ?f41" draw:text-areas="0 0 21600 21600" draw:type="rectangular-callout" draw:modifiers="1764.13284132841 37387.88355625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5" draw:layer="layout" svg:width="4.064cm" svg:height="1.27cm" svg:x="15.24cm" svg:y="3.302cm">
          <text:p text:style-name="P4"><text:span text:style-name="T2">store simulations in</text:span></text:p>
          <text:p text:style-name="P4"><text:span text:style-name="T2">experience replay</text:span></text:p>
          <draw:enhanced-geometry svg:viewBox="0 0 21600 21600" draw:glue-points="10800 0 0 10800 10800 21600 21600 10800 ?f40 ?f41" draw:text-areas="0 0 21600 21600" draw:type="rectangular-callout" draw:modifiers="1764.13284132841 37387.88355625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1-14T16:10:04.880000000</meta:creation-date>
    <dc:date>2020-11-14T16:33:47.277000000</dc:date>
    <meta:editing-duration>PT23M41S</meta:editing-duration>
    <meta:editing-cycles>4</meta:editing-cycles>
    <meta:generator>LibreOffice/6.4.7.2$Windows_X86_64 LibreOffice_project/639b8ac485750d5696d7590a72ef1b496725cfb5</meta:generator>
    <meta:document-statistic meta:object-count="54"/>
  </office:meta>
</office:document-meta>
</file>